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E0000003E8F0AD1C6.png" manifest:media-type="image/png"/>
  <manifest:file-entry manifest:full-path="Pictures/100049CE000014C60000043DB97790E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66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239in" fo:break-before="auto" style:use-optimal-row-height="false"/>
    </style:style>
    <style:style style:name="ro4" style:family="table-row">
      <style:table-row-properties style:row-height="0.5236in" fo:break-before="auto" style:use-optimal-row-height="false"/>
    </style:style>
    <style:style style:name="ro5" style:family="table-row">
      <style:table-row-properties style:row-height="0.295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text-style style:name="N100">
      <number:text-content/>
    </number:text-style>
    <number:date-style style:name="N30037" number:language="en" number:country="AU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138in" fo:padding-left="0.1181in" fo:padding-right="0.0138in" fo:padding-top="0.0138in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138in" fo:padding-left="0.1181in" fo:padding-right="0.0138in" fo:padding-top="0.0138in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36" style:family="table-cell" style:parent-style-name="Default" style:data-style-name="N204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139in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139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808080" style:font-name="Arial"/>
    </style:style>
    <style:style style:name="ce40" style:family="table-cell" style:parent-style-name="Default" style:data-style-name="N30037">
      <style:table-cell-properties style:text-align-source="fix" style:repeat-content="false"/>
      <style:paragraph-properties fo:text-align="end" fo:margin-left="0in"/>
      <style:text-properties fo:color="#808080" style:font-name="Arial"/>
    </style:style>
    <style:style style:name="ce42" style:family="table-cell" style:parent-style-name="Default" style:data-style-name="N161">
      <style:table-cell-properties fo:border-bottom="none" fo:background-color="transparent" fo:border-left="none" fo:padding-bottom="0.0138in" fo:padding-left="0.0138in" fo:padding-right="0.1181in" fo:padding-top="0.0138in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61">
      <style:table-cell-properties fo:border-bottom="0.06pt solid #eeeeee" fo:border-left="none" fo:padding-bottom="0.0138in" fo:padding-left="0.0138in" fo:padding-right="0.1181in" fo:padding-top="0.0138in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61">
      <style:table-cell-properties fo:border-bottom="0.06pt solid #eeeeee" style:text-align-source="fix" style:repeat-content="false" fo:border-left="none" fo:padding-bottom="0.0138in" fo:padding-left="0.0138in" fo:padding-right="0.1181in" fo:padding-top="0.0138in" fo:border-right="none" fo:border-top="none" style:vertical-align="middle"/>
      <style:paragraph-properties fo:text-align="end" fo:margin-left="0in"/>
      <style:text-properties style:font-name="Arial"/>
    </style:style>
    <style:style style:name="ce48" style:family="table-cell" style:parent-style-name="Default" style:data-style-name="N161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54" style:family="table-cell" style:parent-style-name="Default" style:data-style-name="N189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2.0063in" svg:height="0.4091in" svg:x="0in" svg:y="0.0295in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8F0AD1C6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391241011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0" table:formula="of:=TODAY()" office:value-type="date" office:date-value="2024-11-06" calcext:value-type="date">
            <text:p>06/11/24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0" number:min-decimal-places="0" number:min-integer-digits="1" number:grouping="true"/>
      <number:text> </number:text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5" number:min-decimal-places="5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number number:decimal-places="2" number:min-decimal-places="2" number:min-integer-digits="1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decimal-places="2" number:min-integer-digits="1" number:grouping="true"/>
      <number:text> </number:text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number number:decimal-places="2" number:min-decimal-places="2" number:min-integer-digits="1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0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50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1"/>
      <number:text> units</number:text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 number:decimal-places="1"/>
    </number:time-style>
    <number:time-style style:name="N159">
      <number:hours/>
      <number:text> </number:text>
      <number:am-pm/>
    </number:time-style>
    <number:currency-style style:name="N161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61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61P0"/>
    </number:currency-style>
    <number:date-style style:name="N162P0" style:volatile="true">
      <number:month/>
      <number:text>/</number:text>
      <number:day/>
      <number:text>/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</number:number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">
      <number:text>$</number:text>
      <number:number number:decimal-places="2" number:min-decimal-places="2" number:min-integer-digits="1" number:grouping="true"/>
    </number:number-style>
    <number:number-style style:name="N17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0" number:min-decimal-places="0" number:min-integer-digits="0" number:grouping="true"/>
      <number:text> units</number:text>
    </number:number-style>
    <number:date-style style:name="N175">
      <number:day/>
    </number:date-style>
    <number:number-style style:name="N17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7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number:min-decimal-places="0" number:min-integer-digits="0"/>
      <number:text> units</number:text>
    </number:number-style>
    <number:date-style style:name="N184P0" style:volatile="true">
      <number:month/>
      <number:text>/</number:text>
      <number:day/>
      <number:text>/</number:text>
      <number:year number:style="long"/>
    </number:date-style>
    <number:text-style style:name="N184">
      <number:text-content/>
      <style:map style:condition="value()&lt;=1.7976931348623157E+308" style:apply-style-name="N184P0"/>
    </number:text-style>
    <number:number-style style:name="N185">
      <number:number number:decimal-places="3" number:min-decimal-places="3" number:min-integer-digits="1"/>
    </number:number-style>
    <number:percentage-style style:name="N186">
      <number:number number:decimal-places="4" number:min-decimal-places="4" number:min-integer-digits="1"/>
      <number:text>%</number:text>
    </number:percentage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9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9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9P0"/>
    </number:currency-style>
    <number:number-style style:name="N19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1">
      <number:number number:decimal-places="1" number:min-decimal-places="1" number:min-integer-digits="1" number:grouping="true"/>
      <number:text> </number:text>
    </number:number-style>
    <number:number-style style:name="N193P0" style:volatile="true"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number-style style:name="N195">
      <number:number number:decimal-places="8" number:min-decimal-places="8" number:min-integer-digits="1"/>
    </number:number-style>
    <number:time-style style:name="N197P0" style:volatile="true">
      <number:hours/>
      <number:text>:</number:text>
      <number:minutes number:style="long"/>
      <number:text> </number:text>
      <number:am-pm/>
    </number:time-style>
    <number:text-style style:name="N197">
      <number:text-content/>
      <style:map style:condition="value()&lt;=1.7976931348623157E+308" style:apply-style-name="N197P0"/>
    </number:text-style>
    <number:number-style style:name="N198">
      <number:number number:decimal-places="0" number:min-decimal-places="0" number:min-integer-digits="5"/>
    </number:number-style>
    <number:percentage-style style:name="N199">
      <number:number number:decimal-places="3" number:min-decimal-places="3" number:min-integer-digits="1"/>
      <number:text>%</number:text>
    </number:percentage-style>
    <number:number-style style:name="N201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201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201P0"/>
    </number:number-style>
    <number:number-style style:name="N202">
      <number:number number:decimal-places="4" number:min-decimal-places="4" number:min-integer-digits="1"/>
    </number:number-style>
    <number:currency-style style:name="N204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4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4291in" fo:margin-left="0in" fo:margin-right="0in" fo:margin-top="0.38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 style:data-style-name="N2" text:time-value="10:06:23.4226479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title>Invoice</dc:title>
    <dc:description>
</dc:description>
    <dc:subject>MattStudios</dc:subject>
    <meta:creation-date>2017-08-20T20:11:38.31</meta:creation-date>
    <meta:editing-cycles>71</meta:editing-cycles>
    <meta:editing-duration>P1DT3H28M38S</meta:editing-duration>
    <meta:initial-creator>Matt Dunning</meta:initial-creator>
    <dc:date>2024-11-06T10:06:43.816618536</dc:date>
    <meta:print-date>2024-08-01T22:54:39.254261786</meta:print-date>
    <meta:printed-by>PDF files</meta:printed-by>
    <meta:document-statistic meta:table-count="1" meta:cell-count="32" meta:object-count="1"/>
    <meta:user-defined meta:name="Copyright">(c) 2017 MattStudios</meta:user-defined>
  </office:meta>
</office:document-meta>
</file>